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none" draw:fill-color="#ffd320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238cm" fo:min-width="1.63cm"/>
    </style:style>
    <style:style style:name="gr3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83caff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203cm" fo:min-width="1.46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52cm" fo:min-width="9.392cm"/>
    </style:style>
    <style:style style:name="gr6" style:family="graphic" style:parent-style-name="standard">
      <style:graphic-properties draw:stroke="solid" draw:stroke-dash="Dash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52cm" fo:min-width="4.433cm"/>
    </style:style>
    <style:style style:name="gr8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aecf00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ffd320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ff420e" draw:textarea-horizontal-align="center" draw:textarea-vertical-align="middle" fo:padding-top="0.13cm" fo:padding-bottom="0.13cm" fo:padding-left="0.255cm" fo:padding-right="0.255cm"/>
    </style:style>
    <style:style style:name="gr11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296cm" fo:min-width="1.486cm"/>
    </style:style>
    <style:style style:name="gr13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004586" draw:textarea-horizontal-align="center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none" draw:fill-color="#579d1c" draw:textarea-horizontal-align="center" draw:textarea-vertical-align="middle" fo:padding-top="0.13cm" fo:padding-bottom="0.13cm" fo:padding-left="0.255cm" fo:padding-right="0.255cm"/>
    </style:style>
    <style:style style:name="gr16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201cm" fo:min-width="1.125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1cm" fo:min-width="1.022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1cm" fo:min-width="0.561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1cm" fo:min-width="0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P3" style:family="paragraph">
      <style:text-properties style:use-window-font-color="true" style:text-outline="false" style:text-line-through-style="none" fo:font-family="'DejaVu Sans Mono'" style:font-family-generic="modern" style:font-pitch="fixed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0pt" style:font-family-complex="'DejaVu Sans Mono'" style:font-family-generic-complex="modern" style:font-pitch-complex="fixed" style:font-size-complex="10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'DejaVu Sans Mono'" style:font-family-generic="modern" style:font-pitch="fixed" fo:font-size="10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0.5pt" style:font-family-complex="'DejaVu Sans Mono'" style:font-family-generic-complex="modern" style:font-pitch-complex="fixed" style:font-size-complex="10.5pt" style:text-scale="100%" style:text-overline-style="none" style:text-overline-color="font-color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333333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text-properties style:use-window-font-color="true" style:text-outline="false" style:text-line-through-style="none" fo:font-family="'DejaVu Sans Mono'" style:font-family-generic="modern" style:font-pitch="fixed" fo:font-size="9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9pt" style:font-family-complex="'DejaVu Sans Mono'" style:font-family-generic-complex="modern" style:font-pitch-complex="fixed" style:font-size-complex="9pt" style:text-scale="100%" style:text-overline-style="none" style:text-overline-color="font-color"/>
    </style:style>
    <style:style style:name="T1" style:family="text">
      <style:text-properties fo:font-family="'DejaVu Sans Condensed'" style:font-family-generic="swiss" style:font-pitch="variable"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DejaVu Sans Mono'" style:font-family-generic="modern" style:font-pitch="fixed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0pt" style:font-family-complex="'DejaVu Sans Mono'" style:font-family-generic-complex="modern" style:font-pitch-complex="fixed" style:font-size-complex="10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DejaVu Sans Mono'" style:font-family-generic="modern" style:font-pitch="fixed" fo:font-size="10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0.5pt" style:font-family-complex="'DejaVu Sans Mono'" style:font-family-generic-complex="modern" style:font-pitch-complex="fixed" style:font-size-complex="10.5pt" style:text-scale="100%" style:text-overline-style="none" style:text-overline-color="font-color"/>
    </style:style>
    <style:style style:name="T4" style:family="text"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333333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style:text-outline="false" style:text-line-through-style="none" fo:font-family="'DejaVu Sans Mono'" style:font-family-generic="modern" style:font-pitch="fixed" fo:font-size="9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9pt" style:font-family-complex="'DejaVu Sans Mono'" style:font-family-generic-complex="modern" style:font-pitch-complex="fixed" style:font-size-complex="9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path draw:style-name="gr1" draw:text-style-name="P2" draw:layer="layout" svg:width="8.855cm" svg:height="1.107cm" svg:x="9.305cm" svg:y="2.848cm" svg:viewBox="0 0 8856 1108" svg:d="m464 0c-234 0-464 91-464 184v738c0 93 230 186 464 186h7925c230 0 464-93 464-186v-738c0-93-234-184-464-184zm-8389 0zm8856 1108z">
          <text:p text:style-name="P1"><text:span text:style-name="T1">données</text:span></text:p>
        </draw:path>
        <draw:frame draw:style-name="gr2" draw:text-style-name="P3" draw:layer="layout" svg:width="2.195cm" svg:height="0.662cm" svg:x="1.17cm" svg:y="2.312cm">
          <draw:text-box>
            <text:p><text:span text:style-name="T2">6 octets</text:span></text:p>
          </draw:text-box>
        </draw:frame>
        <draw:path draw:style-name="gr3" draw:text-style-name="P2" draw:layer="layout" svg:width="3.541cm" svg:height="1.107cm" svg:x="0.5cm" svg:y="2.85cm" svg:viewBox="0 0 3542 1108" svg:d="m186 0c-94 0-186 91-186 184v738c0 93 92 186 186 186h3169c92 0 186-93 186-186v-738c0-93-94-184-186-184zm-3355 0zm3542 1108z">
          <text:p text:style-name="P1"><text:span text:style-name="T1">adresse MAC</text:span></text:p>
          <text:p text:style-name="P1"><text:span text:style-name="T1">destination</text:span></text:p>
        </draw:path>
        <draw:frame draw:style-name="gr4" draw:text-style-name="P3" draw:layer="layout" svg:width="2.195cm" svg:height="0.662cm" svg:x="18.14cm" svg:y="2.3cm">
          <draw:text-box>
            <text:p><text:span text:style-name="T2">4 octets</text:span></text:p>
          </draw:text-box>
        </draw:frame>
        <draw:frame draw:style-name="gr5" draw:text-style-name="P4" draw:layer="layout" svg:width="9.892cm" svg:height="0.77cm" svg:x="9.194cm" svg:y="1.43cm">
          <draw:text-box>
            <text:p><text:span text:style-name="T3">MTU: Maximum Transmit Unit = 1500 octets</text:span></text:p>
          </draw:text-box>
        </draw:frame>
        <draw:line draw:style-name="gr6" draw:text-style-name="P1" draw:layer="layout" svg:x1="0.538cm" svg:y1="1.12cm" svg:x2="20.285cm" svg:y2="1.12cm">
          <text:p/>
        </draw:line>
        <draw:frame draw:style-name="gr7" draw:text-style-name="P4" draw:layer="layout" svg:width="4.933cm" svg:height="0.77cm" svg:x="8.741cm" svg:y="0.5cm">
          <draw:text-box>
            <text:p><text:span text:style-name="T3">maximum 1518 octets</text:span></text:p>
          </draw:text-box>
        </draw:frame>
        <draw:path draw:style-name="gr3" draw:text-style-name="P2" draw:layer="layout" svg:width="3.541cm" svg:height="1.107cm" svg:x="4.042cm" svg:y="2.85cm" svg:viewBox="0 0 3542 1108" svg:d="m186 0c-94 0-186 91-186 184v738c0 93 92 186 186 186h3169c92 0 186-93 186-186v-738c0-93-94-184-186-184zm-3355 0zm3542 1108z">
          <text:p text:style-name="P1"><text:span text:style-name="T1">adresse MAC</text:span></text:p>
          <text:p text:style-name="P1"><text:span text:style-name="T1">source</text:span></text:p>
        </draw:path>
        <draw:path draw:style-name="gr8" draw:text-style-name="P2" draw:layer="layout" svg:width="1.77cm" svg:height="1.107cm" svg:x="7.584cm" svg:y="2.85cm" svg:viewBox="0 0 1771 1108" svg:d="m93 0c-47 0-93 91-93 184v738c0 93 46 186 93 186h1585c46 0 92-93 92-186v-738c0-93-46-184-92-184zm-1678 0zm1771 1108z">
          <text:p text:style-name="P1"><text:span text:style-name="T1">type /</text:span></text:p>
          <text:p text:style-name="P1"><text:span text:style-name="T1">longueur</text:span></text:p>
        </draw:path>
        <draw:path draw:style-name="gr9" draw:text-style-name="P2" draw:layer="layout" svg:width="2.213cm" svg:height="1.107cm" svg:x="18.122cm" svg:y="2.85cm" svg:viewBox="0 0 2214 1108" svg:d="m116 0c-58 0-116 91-116 184v738c0 93 58 186 116 186h1981c58 0 116-93 116-186v-738c0-93-58-184-116-184zm-2097 0zm2214 1108z">
          <text:p text:style-name="P1"><text:span text:style-name="T1">FCS</text:span></text:p>
        </draw:path>
        <draw:path draw:style-name="gr1" draw:text-style-name="P2" draw:layer="layout" svg:width="8.855cm" svg:height="1.107cm" svg:x="9.306cm" svg:y="5.152cm" svg:viewBox="0 0 8856 1108" svg:d="m464 0c-234 0-464 91-464 184v738c0 93 230 186 464 186h7925c230 0 464-93 464-186v-738c0-93-234-184-464-184zm-8389 0zm8856 1108z">
          <text:p text:style-name="P1"><text:span text:style-name="T1">données</text:span></text:p>
        </draw:path>
        <draw:path draw:style-name="gr3" draw:text-style-name="P2" draw:layer="layout" svg:width="3.541cm" svg:height="1.107cm" svg:x="0.501cm" svg:y="5.154cm" svg:viewBox="0 0 3542 1108" svg:d="m186 0c-94 0-186 91-186 184v738c0 93 92 186 186 186h3169c92 0 186-93 186-186v-738c0-93-94-184-186-184zm-3355 0zm3542 1108z">
          <text:p text:style-name="P1"><text:span text:style-name="T1">adresse MAC</text:span></text:p>
          <text:p text:style-name="P1"><text:span text:style-name="T1">destination</text:span></text:p>
        </draw:path>
        <draw:path draw:style-name="gr3" draw:text-style-name="P2" draw:layer="layout" svg:width="3.541cm" svg:height="1.107cm" svg:x="4.043cm" svg:y="5.154cm" svg:viewBox="0 0 3542 1108" svg:d="m186 0c-94 0-186 91-186 184v738c0 93 92 186 186 186h3169c92 0 186-93 186-186v-738c0-93-94-184-186-184zm-3355 0zm3542 1108z">
          <text:p text:style-name="P1"><text:span text:style-name="T1">adresse MAC</text:span></text:p>
          <text:p text:style-name="P1"><text:span text:style-name="T1">source</text:span></text:p>
        </draw:path>
        <draw:path draw:style-name="gr8" draw:text-style-name="P2" draw:layer="layout" svg:width="1.77cm" svg:height="1.107cm" svg:x="9.799cm" svg:y="5.154cm" svg:viewBox="0 0 1771 1108" svg:d="m93 0c-47 0-93 91-93 184v738c0 93 46 186 93 186h1585c46 0 92-93 92-186v-738c0-93-46-184-92-184zm-1678 0zm1771 1108z">
          <text:p text:style-name="P1"><text:span text:style-name="T1">type /</text:span></text:p>
          <text:p text:style-name="P1"><text:span text:style-name="T1">longueur</text:span></text:p>
        </draw:path>
        <draw:path draw:style-name="gr10" draw:text-style-name="P2" draw:layer="layout" svg:width="2.213cm" svg:height="1.107cm" svg:x="18.123cm" svg:y="5.154cm" svg:viewBox="0 0 2214 1108" svg:d="m116 0c-58 0-116 91-116 184v738c0 93 58 186 116 186h1981c58 0 116-93 116-186v-738c0-93-58-184-116-184zm-2097 0zm2214 1108z">
          <text:p text:style-name="P1"><text:span text:style-name="T1">FCS</text:span></text:p>
        </draw:path>
        <draw:path draw:style-name="gr10" draw:text-style-name="P5" draw:layer="layout" svg:width="2.213cm" svg:height="1.107cm" svg:x="7.585cm" svg:y="5.154cm" svg:viewBox="0 0 2214 1108" svg:d="m116 0c-58 0-116 91-116 184v738c0 93 58 186 116 186h1981c58 0 116-93 116-186v-738c0-93-58-184-116-184zm-2097 0zm2214 1108z">
          <text:p text:style-name="P1"><text:span text:style-name="T4">Tag</text:span></text:p>
        </draw:path>
        <draw:line draw:style-name="gr11" draw:text-style-name="P1" draw:layer="layout" svg:x1="7.534cm" svg:y1="3.867cm" svg:x2="7.534cm" svg:y2="5.196cm">
          <text:p/>
        </draw:line>
        <draw:line draw:style-name="gr11" draw:text-style-name="P1" draw:layer="layout" svg:x1="7.534cm" svg:y1="3.867cm" svg:x2="8.154cm" svg:y2="4.487cm">
          <text:p/>
        </draw:line>
        <draw:line draw:style-name="gr11" draw:text-style-name="P1" draw:layer="layout" svg:x1="9.216cm" svg:y1="4.487cm" svg:x2="9.836cm" svg:y2="5.196cm">
          <text:p/>
        </draw:line>
        <draw:line draw:style-name="gr11" draw:text-style-name="P1" draw:layer="layout" svg:x1="8.154cm" svg:y1="4.487cm" svg:x2="9.217cm" svg:y2="4.487cm">
          <text:p/>
        </draw:line>
        <draw:line draw:style-name="gr6" draw:text-style-name="P1" draw:layer="layout" svg:x1="9.377cm" svg:y1="2.09cm" svg:x2="18.254cm" svg:y2="2.09cm">
          <text:p/>
        </draw:line>
        <draw:frame draw:style-name="gr12" draw:text-style-name="P3" draw:layer="layout" svg:width="2.195cm" svg:height="0.662cm" svg:x="7.414cm" svg:y="4.6cm">
          <draw:text-box>
            <text:p><text:span text:style-name="T2">4 octets</text:span></text:p>
          </draw:text-box>
        </draw:frame>
        <draw:path draw:style-name="gr13" draw:text-style-name="P5" draw:layer="layout" svg:width="2.213cm" svg:height="1.107cm" svg:x="5.726cm" svg:y="7.103cm" svg:viewBox="0 0 2214 1108" svg:d="m116 0c-58 0-116 91-116 184v738c0 93 58 186 116 186h1981c58 0 116-93 116-186v-738c0-93-58-184-116-184zm-2097 0zm2214 1108z">
          <text:p text:style-name="P1"><text:span text:style-name="T4">TPID</text:span></text:p>
        </draw:path>
        <draw:path draw:style-name="gr14" draw:text-style-name="P5" draw:layer="layout" svg:width="1.327cm" svg:height="1.107cm" svg:x="7.939cm" svg:y="7.103cm" svg:viewBox="0 0 1328 1108" svg:d="m70 0c-35 0-70 91-70 184v738c0 93 35 186 70 186h1188c35 0 69-93 69-186v-738c0-93-34-184-69-184zm-1258 0zm1328 1108z">
          <text:p text:style-name="P1"><text:span text:style-name="T4">Prio</text:span></text:p>
        </draw:path>
        <draw:path draw:style-name="gr15" draw:text-style-name="P6" draw:layer="layout" svg:width="0.885cm" svg:height="1.107cm" svg:x="9.268cm" svg:y="7.103cm" svg:viewBox="0 0 886 1108" svg:d="m46 0c-23 0-46 91-46 184v738c0 93 23 186 46 186h793c23 0 47-93 47-186v-738c0-93-24-184-47-184zm-839 0zm886 1108z">
          <text:p text:style-name="P1"><text:span text:style-name="T5">CFI</text:span></text:p>
        </draw:path>
        <draw:path draw:style-name="gr16" draw:text-style-name="P5" draw:layer="layout" svg:width="2.213cm" svg:height="1.107cm" svg:x="10.153cm" svg:y="7.103cm" svg:viewBox="0 0 2214 1108" svg:d="m116 0c-58 0-116 91-116 184v738c0 93 58 186 116 186h1981c58 0 116-93 116-186v-738c0-93-58-184-116-184zm-2097 0zm2214 1108z">
          <text:p text:style-name="P1"><text:span text:style-name="T4">VLAN ID</text:span></text:p>
        </draw:path>
        <draw:line draw:style-name="gr11" draw:text-style-name="P1" draw:layer="layout" svg:x1="11.696cm" svg:y1="6.703cm" svg:x2="12.316cm" svg:y2="7.146cm">
          <text:p/>
        </draw:line>
        <draw:line draw:style-name="gr11" draw:text-style-name="P1" draw:layer="layout" svg:x1="5.763cm" svg:y1="7.146cm" svg:x2="6.383cm" svg:y2="6.703cm">
          <text:p/>
        </draw:line>
        <draw:line draw:style-name="gr11" draw:text-style-name="P1" draw:layer="layout" svg:x1="6.383cm" svg:y1="6.703cm" svg:x2="6.914cm" svg:y2="6.703cm">
          <text:p/>
        </draw:line>
        <draw:line draw:style-name="gr11" draw:text-style-name="P1" draw:layer="layout" svg:x1="10.456cm" svg:y1="6.703cm" svg:x2="11.658cm" svg:y2="6.703cm">
          <text:p/>
        </draw:line>
        <draw:line draw:style-name="gr11" draw:text-style-name="P1" draw:layer="layout" svg:x1="9.748cm" svg:y1="6.171cm" svg:x2="10.456cm" svg:y2="6.703cm">
          <text:p/>
        </draw:line>
        <draw:line draw:style-name="gr11" draw:text-style-name="P1" draw:layer="layout" svg:x1="6.914cm" svg:y1="6.703cm" svg:x2="7.622cm" svg:y2="6.171cm">
          <text:p/>
        </draw:line>
        <draw:frame draw:style-name="gr17" draw:text-style-name="P7" draw:layer="layout" svg:width="1.836cm" svg:height="0.624cm" svg:x="5.875cm" svg:y="8.049cm">
          <draw:text-box>
            <text:p><text:span text:style-name="T6">16 bits</text:span></text:p>
          </draw:text-box>
        </draw:frame>
        <draw:frame draw:style-name="gr18" draw:text-style-name="P7" draw:layer="layout" svg:width="1.645cm" svg:height="0.624cm" svg:x="7.778cm" svg:y="8.05cm">
          <draw:text-box>
            <text:p><text:span text:style-name="T6">3 bits</text:span></text:p>
          </draw:text-box>
        </draw:frame>
        <draw:frame draw:style-name="gr19" draw:text-style-name="P7" draw:layer="layout" svg:width="1.455cm" svg:height="0.624cm" svg:x="9.039cm" svg:y="8.05cm">
          <draw:text-box>
            <text:p><text:span text:style-name="T6">1 bit</text:span></text:p>
          </draw:text-box>
        </draw:frame>
        <draw:frame draw:style-name="gr20" draw:text-style-name="P7" draw:layer="layout" svg:width="1.836cm" svg:height="0.624cm" svg:x="10.368cm" svg:y="8.05cm">
          <draw:text-box>
            <text:p><text:span text:style-name="T6">12 bits</text:span></text:p>
          </draw:text-box>
        </draw:frame>
        <draw:frame draw:style-name="gr2" draw:text-style-name="P3" draw:layer="layout" svg:width="2.195cm" svg:height="0.662cm" svg:x="4.671cm" svg:y="2.312cm">
          <draw:text-box>
            <text:p><text:span text:style-name="T2">6 octets</text:span></text:p>
          </draw:text-box>
        </draw:frame>
        <draw:frame draw:style-name="gr2" draw:text-style-name="P3" draw:layer="layout" svg:width="2.195cm" svg:height="0.662cm" svg:x="7.372cm" svg:y="2.312cm">
          <draw:text-box>
            <text:p><text:span text:style-name="T2">2 octet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1-11-15T23:27:10</dc:date>
    <meta:editing-duration>PT1H30M15S</meta:editing-duration>
    <meta:editing-cycles>12</meta:editing-cycles>
    <meta:generator>LibreOffice/3.4$Unix LibreOffice_project/340m1$Build-402</meta:generator>
    <meta:document-statistic meta:object-count="38"/>
  </office:meta>
</office:document-meta>
</file>